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6eef8"/>
    </style:style>
    <style:style style:name="P2" style:family="paragraph" style:parent-style-name="Heading_20_3">
      <style:text-properties fo:color="#ff8000" loext:opacity="100%" officeooo:paragraph-rsid="0010a2af"/>
    </style:style>
    <style:style style:name="P3" style:family="paragraph" style:parent-style-name="Heading_20_3">
      <style:text-properties fo:color="#158466" loext:opacity="100%" fo:font-weight="bold" officeooo:rsid="0006eef8" officeooo:paragraph-rsid="000aede7" style:font-weight-asian="bold" style:font-weight-complex="bold"/>
    </style:style>
    <style:style style:name="P4" style:family="paragraph" style:parent-style-name="Heading_20_3">
      <style:text-properties officeooo:paragraph-rsid="000e32ab"/>
    </style:style>
    <style:style style:name="P5" style:family="paragraph" style:parent-style-name="Standard">
      <style:text-properties officeooo:paragraph-rsid="000cb186"/>
    </style:style>
    <style:style style:name="P6" style:family="paragraph" style:parent-style-name="Standard">
      <style:text-properties officeooo:paragraph-rsid="001ad016"/>
    </style:style>
    <style:style style:name="P7" style:family="paragraph" style:parent-style-name="Standard">
      <style:text-properties officeooo:paragraph-rsid="00237005"/>
    </style:style>
    <style:style style:name="P8" style:family="paragraph" style:parent-style-name="Standard">
      <style:text-properties officeooo:paragraph-rsid="00260fab"/>
    </style:style>
    <style:style style:name="P9" style:family="paragraph" style:parent-style-name="Text_20_body">
      <style:text-properties officeooo:rsid="0006eef8" officeooo:paragraph-rsid="0006eef8"/>
    </style:style>
    <style:style style:name="P10" style:family="paragraph" style:parent-style-name="Text_20_body">
      <style:text-properties fo:font-weight="normal" officeooo:rsid="0006eef8" officeooo:paragraph-rsid="0009e130" style:font-weight-asian="normal" style:font-weight-complex="normal"/>
    </style:style>
    <style:style style:name="P11" style:family="paragraph" style:parent-style-name="Text_20_body">
      <style:text-properties officeooo:paragraph-rsid="000aede7"/>
    </style:style>
    <style:style style:name="T1" style:family="text">
      <style:text-properties officeooo:rsid="0006eef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e130" style:font-style-asian="normal" style:font-style-complex="normal"/>
    </style:style>
    <style:style style:name="T4" style:family="text">
      <style:text-properties fo:font-style="normal" officeooo:rsid="000aede7" style:font-style-asian="normal" style:font-style-complex="normal"/>
    </style:style>
    <style:style style:name="T5" style:family="text">
      <style:text-properties fo:font-style="normal" officeooo:rsid="00074b16" style:font-style-asian="normal" style:font-style-complex="normal"/>
    </style:style>
    <style:style style:name="T6" style:family="text">
      <style:text-properties fo:font-style="normal" officeooo:rsid="0008c3c1" style:font-style-asian="normal" style:font-style-complex="normal"/>
    </style:style>
    <style:style style:name="T7" style:family="text">
      <style:text-properties fo:font-style="normal" officeooo:rsid="00147f19" style:font-style-asian="normal" style:font-style-complex="normal"/>
    </style:style>
    <style:style style:name="T8" style:family="text">
      <style:text-properties fo:font-style="normal" officeooo:rsid="00219d93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officeooo:rsid="00147f19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58466" loext:opacity="100%"/>
    </style:style>
    <style:style style:name="T13" style:family="text">
      <style:text-properties fo:color="#158466" loext:opacity="100%" officeooo:rsid="0006eef8"/>
    </style:style>
    <style:style style:name="T14" style:family="text">
      <style:text-properties fo:color="#158466" loext:opacity="100%" officeooo:rsid="00074b16"/>
    </style:style>
    <style:style style:name="T15" style:family="text">
      <style:text-properties fo:color="#158466" loext:opacity="100%" officeooo:rsid="0008c3c1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officeooo:rsid="0006eef8"/>
    </style:style>
    <style:style style:name="T18" style:family="text">
      <style:text-properties fo:color="#ff8000" loext:opacity="100%" fo:font-style="normal" officeooo:rsid="0009e130" style:font-style-asian="normal" style:font-style-complex="normal"/>
    </style:style>
    <style:style style:name="T19" style:family="text">
      <style:text-properties fo:color="#ff8000" loext:opacity="100%" fo:font-style="normal" officeooo:rsid="000aede7" style:font-style-asian="normal" style:font-style-complex="normal"/>
    </style:style>
    <style:style style:name="T20" style:family="text">
      <style:text-properties fo:color="#ff8000" loext:opacity="100%" fo:font-style="normal" officeooo:rsid="00237005" style:font-style-asian="normal" style:font-style-complex="normal"/>
    </style:style>
    <style:style style:name="T21" style:family="text">
      <style:text-properties fo:color="#000000" loext:opacity="100%" fo:font-style="normal" fo:font-weight="normal" officeooo:rsid="000aede7" style:font-style-asian="normal" style:font-weight-asian="normal" style:font-style-complex="normal" style:font-weight-complex="normal"/>
    </style:style>
    <style:style style:name="T22" style:family="text">
      <style:text-properties fo:color="#000000" loext:opacity="100%" fo:font-style="normal" fo:font-weight="normal" officeooo:rsid="00196d21" style:font-style-asian="normal" style:font-weight-asian="normal" style:font-style-complex="normal" style:font-weight-complex="normal"/>
    </style:style>
    <style:style style:name="T23" style:family="text">
      <style:text-properties fo:color="#000000" loext:opacity="100%" fo:font-style="normal" fo:font-weight="normal" officeooo:rsid="001e82ee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fo:font-style="normal" officeooo:rsid="000cb186" style:font-style-asian="normal" style:font-style-complex="normal"/>
    </style:style>
    <style:style style:name="T25" style:family="text">
      <style:text-properties fo:color="#000000" loext:opacity="100%" fo:font-style="normal" officeooo:rsid="000e32ab" style:font-style-asian="normal" style:font-style-complex="normal"/>
    </style:style>
    <style:style style:name="T26" style:family="text">
      <style:text-properties fo:color="#000000" loext:opacity="100%" fo:font-style="normal" officeooo:rsid="000fad8f" style:font-style-asian="normal" style:font-style-complex="normal"/>
    </style:style>
    <style:style style:name="T27" style:family="text">
      <style:text-properties fo:color="#000000" loext:opacity="100%" fo:font-style="normal" officeooo:rsid="00161130" style:font-style-asian="normal" style:font-style-complex="normal"/>
    </style:style>
    <style:style style:name="T28" style:family="text">
      <style:text-properties fo:color="#000000" loext:opacity="100%" fo:font-style="normal" officeooo:rsid="001ad016" style:font-style-asian="normal" style:font-style-complex="normal"/>
    </style:style>
    <style:style style:name="T29" style:family="text">
      <style:text-properties fo:color="#000000" loext:opacity="100%" fo:font-style="normal" officeooo:rsid="0024c11c" style:font-style-asian="normal" style:font-style-complex="normal"/>
    </style:style>
    <style:style style:name="T30" style:family="text">
      <style:text-properties fo:color="#000000" loext:opacity="100%" fo:font-style="normal" officeooo:rsid="00260fab" style:font-style-asian="normal" style:font-style-complex="normal"/>
    </style:style>
    <style:style style:name="T31" style:family="text">
      <style:text-properties fo:color="#000000" loext:opacity="100%" fo:font-style="normal" officeooo:rsid="0026c144" style:font-style-asian="normal" style:font-style-complex="normal"/>
    </style:style>
    <style:style style:name="T32" style:family="text">
      <style:text-properties fo:color="#000000" loext:opacity="100%" fo:font-style="normal" fo:font-weight="bold" officeooo:rsid="0006eef8" style:font-style-asian="normal" style:font-weight-asian="bold" style:font-style-complex="normal" style:font-weight-complex="bold"/>
    </style:style>
    <style:style style:name="T33" style:family="text">
      <style:text-properties fo:color="#000000" loext:opacity="100%" officeooo:rsid="000cb186"/>
    </style:style>
    <style:style style:name="T34" style:family="text">
      <style:text-properties fo:color="#000000" loext:opacity="100%" fo:font-style="italic" officeooo:rsid="000e32ab" style:font-style-asian="italic" style:font-style-complex="italic"/>
    </style:style>
    <style:style style:name="T35" style:family="text">
      <style:text-properties fo:color="#000000" loext:opacity="100%" fo:font-style="italic" fo:font-weight="normal" officeooo:rsid="000aede7" style:font-style-asian="italic" style:font-weight-asian="normal" style:font-style-complex="italic" style:font-weight-complex="normal"/>
    </style:style>
    <style:style style:name="T36" style:family="text">
      <style:text-properties fo:color="#000000" loext:opacity="100%" fo:font-style="italic" fo:font-weight="normal" officeooo:rsid="001e82ee" style:font-style-asian="italic" style:font-weight-asian="normal" style:font-style-complex="italic" style:font-weight-complex="normal"/>
    </style:style>
    <style:style style:name="T37" style:family="text">
      <style:text-properties officeooo:rsid="000cb186"/>
    </style:style>
    <style:style style:name="T38" style:family="text">
      <style:text-properties officeooo:rsid="0012397c"/>
    </style:style>
    <style:style style:name="T39" style:family="text">
      <style:text-properties officeooo:rsid="00147f19"/>
    </style:style>
    <style:style style:name="T40" style:family="text">
      <style:text-properties officeooo:rsid="00161130"/>
    </style:style>
    <style:style style:name="T41" style:family="text">
      <style:text-properties officeooo:rsid="0021ec88"/>
    </style:style>
    <style:style style:name="T42" style:family="text">
      <style:text-properties officeooo:rsid="0024c11c"/>
    </style:style>
    <style:style style:name="T43" style:family="text">
      <style:text-properties officeooo:rsid="00257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 on drill sections and surface units for 2023</text:h>
      <text:h text:style-name="P1" text:outline-level="3" text:is-list-header="true"><text:span text:style-name="T16">Surface unit #</text:span><text:span text:style-name="T17">3</text:span></text:h>
      <text:p text:style-name="P5"><text:span text:style-name="T37">- </text:span><text:span text:style-name="T41">Left</text:span><text:span text:style-name="T37"> </text:span><text:span text:style-name="T41">behind </text:span><text:span text:style-name="T37">at</text:span><text:span text:style-name="T33"> </text:span><text:span text:style-name="T24">BEOICE.<text:line-break/></text:span></text:p>
      <text:h text:style-name="P1" text:outline-level="3" text:is-list-header="true"><text:span text:style-name="T12">Surface unit #</text:span><text:span text:style-name="T13">2 </text:span><text:span text:style-name="T14">(use this one a</text:span><text:span text:style-name="T15">t</text:span><text:span text:style-name="T14"> EGRIP, 2023)</text:span><text:span text:style-name="T1"> </text:span></text:h>
      <text:p text:style-name="P9">- Has newest 2023 software loading <text:span text:style-name="T39">automatically </text:span>on startup. <text:line-break/>- To run old 2022 software, run in terminal <text:span text:style-name="T11">bash </text:span><text:span text:style-name="T9">/home/drill/surface-unit/drill-bootstrap-2022.sh</text:span></text:p>
      <text:h text:style-name="P2" text:outline-level="3" text:is-list-header="true">Surface unit #1</text:h>
      <text:p text:style-name="P10"><text:span text:style-name="T2">- </text:span><text:span text:style-name="T8">Identical to</text:span><text:span text:style-name="T2"> surface unit #</text:span><text:span text:style-name="T7">2<text:line-break/>- </text:span><text:span text:style-name="T10">Has hardware error</text:span><text:span text:style-name="T7">: d</text:span><text:span text:style-name="T2">epth display is unable to send values to PC but works otherwise </text:span><text:span text:style-name="T3">fine</text:span><text:span text:style-name="T2"> (</text:span><text:span text:style-name="T3">i.e. </text:span><text:span text:style-name="T2">display values are correct).<text:line-break/></text:span></text:p>
      <text:p text:style-name="P10"><text:span text:style-name="T2">---------------------</text:span></text:p>
      <text:h text:style-name="P3" text:outline-level="3"><text:span text:style-name="T3">Drill section #</text:span><text:span text:style-name="T4">1 </text:span><text:span text:style-name="T5">(use this one a</text:span><text:span text:style-name="T6">t</text:span><text:span text:style-name="T5"> EGRIP, 2023)</text:span><text:span text:style-name="T2"> </text:span></text:h>
      <text:p text:style-name="P11"><text:span text:style-name="T21">- This section uses the new 2023 drill orientation (BNO055) information, compatible with the new 2023 drill software </text:span><text:span text:style-name="T36">started</text:span><text:span text:style-name="T35"> automatically</text:span><text:span text:style-name="T21"> on surface units #1 and #2 (</text:span><text:span text:style-name="T32">bash /home/drill/surface-unit/drill-bootstrap.sh</text:span><text:span text:style-name="T21">)<text:line-break/>- Has been disassembled and reassembled after 2022 season.<text:line-break/>- Has been tested </text:span><text:span text:style-name="T22">in CPH </text:span><text:span text:style-name="T21">and performs as expected.</text:span></text:p>
      <text:h text:style-name="Heading_20_3" text:outline-level="3"><text:span text:style-name="T18">Drill section #</text:span><text:span text:style-name="T20">2</text:span></text:h>
      <text:p text:style-name="P7">- <text:span text:style-name="T38">Section </text:span><text:span text:style-name="T42">last used </text:span><text:span text:style-name="T38">at EGRIP, 2022 (</text:span><text:span text:style-name="T40">left </text:span><text:span text:style-name="T43">behind </text:span><text:span text:style-name="T40">at EGRIP; </text:span><text:span text:style-name="T38">tested and worked then).</text:span></text:p>
      <text:p text:style-name="P7"><text:span text:style-name="T25">- Works </text:span><text:span text:style-name="T34">only</text:span><text:span text:style-name="T25"> with old 2022 surface unit software: </text:span><text:span text:style-name="T26">run </text:span><text:span text:style-name="T32">bash /home/drill/surface-unit/drill-bootstrap-2022.sh</text:span><text:span text:style-name="T18"><text:line-break/></text:span></text:p>
      <text:h text:style-name="P4" text:outline-level="3"><text:span text:style-name="T18">Drill section #</text:span><text:span text:style-name="T20">3</text:span></text:h>
      <text:p text:style-name="P8"><text:span text:style-name="T24">- Section </text:span><text:span text:style-name="T29">last used </text:span><text:span text:style-name="T27">at</text:span><text:span text:style-name="T24"> BEOICE, </text:span><text:span text:style-name="T27">2022/2023</text:span><text:span text:style-name="T24">.<text:line-break/>- </text:span><text:span text:style-name="T30">New gear installed at </text:span><text:span text:style-name="T24">BEOICE, </text:span><text:span text:style-name="T27">2022/2023</text:span><text:span text:style-name="T24">.</text:span></text:p>
      <text:p text:style-name="P6"><text:span text:style-name="T24">- </text:span><text:span text:style-name="T25">No changes </text:span><text:span text:style-name="T31">otherwise </text:span><text:span text:style-name="T25">made, </text:span><text:span text:style-name="T31">and </text:span><text:span text:style-name="T28">tested in CPH April, 2023, </text:span><text:span text:style-name="T31">working </text:span><text:span text:style-name="T28">as expected.</text:span><text:span text:style-name="T25"><text:line-break/>- Works </text:span><text:span text:style-name="T34">only</text:span><text:span text:style-name="T25"> with old 2022 surface unit software: </text:span><text:span text:style-name="T26">run </text:span><text:span text:style-name="T32">bash /home/drill/surface-unit/drill-bootstrap-2022.sh</text:span></text:p>
      <text:h text:style-name="P4" text:outline-level="3" text:is-list-header="true"><text:span text:style-name="T2"><text:line-break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6:09:54.276796573</meta:creation-date>
    <dc:date>2023-04-03T16:37:21.827361060</dc:date>
    <meta:editing-duration>PT27M13S</meta:editing-duration>
    <meta:editing-cycles>27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207" meta:character-count="1360" meta:non-whitespace-character-count="1162"/>
  </office:meta>
</office:document-meta>
</file>